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fo:background-color="#ffff00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LA 10 - Introduzindo o raciocínio lógico</text:p>
      <text:p text:style-name="P4">TESTE REALIZADO</text:p>
      <text:p text:style-name="Standard"/>
      <text:p text:style-name="Standard"/>
      <text:p text:style-name="P3"/>
      <text:p text:style-name="P3">Questão10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Uma leitura correta significa:</text:p>
      <text:p text:style-name="Standard"/>
      <text:p text:style-name="Standard"><text:s/></text:p>
      <text:p text:style-name="Standard">1 - Ler atentamente as palavras-chave.</text:p>
      <text:p text:style-name="Standard">2 - Ler o texto em alta velocidade.</text:p>
      <text:p text:style-name="P3">3 - Ler o cuidadosamente o texto.</text:p>
      <text:p text:style-name="Standard">4 - Ler os grupos de ideias com atenção.</text:p>
      <text:p text:style-name="Standard"><text:s/></text:p>
      <text:p text:style-name="P3">Sua resposta: Ler o cuidadosamente o texto.</text:p>
      <text:p text:style-name="Standard">Valor: Resposta Correta</text:p>
      <text:p text:style-name="Standard">Valor recebido: 10.00</text:p>
      <text:p text:style-name="Standard"/>
      <text:p text:style-name="Standard"/>
      <text:p text:style-name="P3"/>
      <text:p text:style-name="P3">Questão4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As diferentes áreas do conhecimento utilizam a lógica para:</text:p>
      <text:p text:style-name="Standard"/>
      <text:p text:style-name="Standard"><text:s/></text:p>
      <text:p text:style-name="P3">1 - Identificar a conclusão correta a partir de argumentos apresentados.</text:p>
      <text:p text:style-name="Standard">2 - Utilizar a linguagem adequada para comunicar as teorias.</text:p>
      <text:p text:style-name="Standard">3 - Comparar ideias e teorias de várias naturezas.</text:p>
      <text:p text:style-name="Standard">4 - Transformar problemas em equações para garantir a solução correta.</text:p>
      <text:p text:style-name="Standard"><text:s/></text:p>
      <text:p text:style-name="P3">Sua resposta: Identificar a conclusão correta a partir de argumentos apresentados.</text:p>
      <text:p text:style-name="Standard">Valor: Resposta Correta</text:p>
      <text:p text:style-name="Standard">Valor recebido: 10.00</text:p>
      <text:p text:style-name="Standard"/>
      <text:p text:style-name="Standard"/>
      <text:p text:style-name="P1">Questão10 <text:s/></text:p>
      <text:p text:style-name="Standard"><text:s/></text:p>
      <text:p text:style-name="Standard"><text:s text:c="3"/>John, Harry, e Phil são casados com Sally, Nancy, e Adriana, não necessariamente nesta ordem. John, que é irmão de Sally, tem 5 filhos. Nancy, que é perito-contadora pública, quer esperar alguns anos antes de começar uma família. Harry é casado com a irmã do John. O Phil é casado com quem?</text:p>
      <text:p text:style-name="Standard"><text:s/></text:p>
      <text:p text:style-name="P1">1 - Phil é casado com Sally</text:p>
      <text:p text:style-name="Standard">2 - <text:s/>Phil é casado com Nancy</text:p>
      <text:p text:style-name="Standard"><text:s/></text:p>
      <text:p text:style-name="P1"><text:soft-page-break/>Sua resposta: Phil é casado com Sally</text:p>
      <text:p text:style-name="Standard">Valor: Resposta Errada</text:p>
      <text:p text:style-name="Standard">Valor recebido: 0.00</text:p>
      <text:p text:style-name="Standard"/>
      <text:p text:style-name="Standard"/>
      <text:p text:style-name="P1">Questão9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Pensar em voz alta ocasiona:</text:p>
      <text:p text:style-name="Standard"/>
      <text:p text:style-name="Standard"><text:s/></text:p>
      <text:p text:style-name="P1">1 - Confusão entre diferentes procedimentos.</text:p>
      <text:p text:style-name="Standard">2 - Analise das possibilidades de solução.</text:p>
      <text:p text:style-name="Standard">3 - Solução intuitiva de um problema.</text:p>
      <text:p text:style-name="Standard">4 - Diminuir a ansiedade ao trabalhar.</text:p>
      <text:p text:style-name="Standard"><text:s/></text:p>
      <text:p text:style-name="P1">Sua resposta: Confusão entre diferentes procedimentos.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3">Questão8 <text:s/></text:p>
      <text:p text:style-name="Standard"><text:s/></text:p>
      <text:p text:style-name="Standard"><text:s text:c="3"/></text:p>
      <text:p text:style-name="Standard">Quais números devem ser colocados na área sombreada?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1 - 3, 5, 7, 11, 13 17, 19</text:p>
      <text:p text:style-name="Standard">2 - 1, 3, 5, 7, 9, 11, 19</text:p>
      <text:p text:style-name="Standard"><text:s/></text:p>
      <text:p text:style-name="P2">Sua resposta: 3, 5, 7, 11, 13 17, 19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P3">Questão7 <text:s/></text:p>
      <text:p text:style-name="Standard"><text:s/></text:p>
      <text:p text:style-name="Standard"><text:s text:c="3"/>Gabriela é professora, Sally caminhoneira, Violeta opera guindastes, e Ana é uma duble de Hollywood. A caminhoneira é mais pesada que Ana. Aquela que opera guindastes é mais leve do que a duble. Gabriela é mais pesada do que a caminhoneira. Qual delas é a mais pesada, e qual é a mais leve?</text:p>
      <text:p text:style-name="Standard"><text:s/></text:p>
      <text:p text:style-name="P3">1 - <text:s/>Gabriela é a mais pesada; Violeta é a mais leve</text:p>
      <text:p text:style-name="Standard">2 - Violeta é a mais pesada; Ana é a mais leve.</text:p>
      <text:p text:style-name="Standard"><text:s/></text:p>
      <text:p text:style-name="P3">Sua resposta: <text:s/>Gabriela é a mais pesada; Violeta é a mais leve</text:p>
      <text:p text:style-name="Standard"><text:soft-page-break/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Questão5 <text:s/></text:p>
      <text:p text:style-name="Standard"><text:s/></text:p>
      <text:p text:style-name="Standard"><text:s text:c="3"/>Na palavra pirilampo qual é a letra que fica <text:s/>duas letras anteriores à letra que precede a letra L?</text:p>
      <text:p text:style-name="Standard"><text:s/></text:p>
      <text:p text:style-name="Standard">1 - <text:s/>Letra r</text:p>
      <text:p text:style-name="P3">2 - Primeiro i</text:p>
      <text:p text:style-name="Standard"><text:s/></text:p>
      <text:p text:style-name="P3">Sua resposta: Primeiro i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Indique a afirmativa correta.</text:p>
      <text:p text:style-name="Standard"/>
      <text:p text:style-name="Standard">A dificuldade de se ensinar raciocínio lógico está em:</text:p>
      <text:p text:style-name="Standard"/>
      <text:p text:style-name="Standard"><text:s/></text:p>
      <text:p text:style-name="P1">1 - Falta de motivação do aluno.</text:p>
      <text:p text:style-name="P1">2 - Deficiência em Matemática.</text:p>
      <text:p text:style-name="Standard">3 - Impossibilidade de observação.</text:p>
      <text:p text:style-name="Standard">4 - Ausência de talento do aluno.</text:p>
      <text:p text:style-name="Standard"><text:s/></text:p>
      <text:p text:style-name="P1">Sua resposta: Deficiência em Matemátic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P3">Questão2 <text:s/></text:p>
      <text:p text:style-name="Standard"><text:s/></text:p>
      <text:p text:style-name="Standard"><text:s text:c="3"/></text:p>
      <text:p text:style-name="Standard">Indique a afirmativa INCORRETA, de acordo com o texto.</text:p>
      <text:p text:style-name="Standard"/>
      <text:p text:style-name="Standard">Pensar em voz alta proporciona:</text:p>
      <text:p text:style-name="Standard"/>
      <text:p text:style-name="Standard"><text:s/></text:p>
      <text:p text:style-name="Standard">1 - Não ficar confuso.</text:p>
      <text:p text:style-name="Standard">2 - Analisar ideias e possibilidades.</text:p>
      <text:p text:style-name="P3">3 - Ficar mais tempo no problema.</text:p>
      <text:p text:style-name="Standard">4 - Não saltar etapas.</text:p>
      <text:p text:style-name="Standard"><text:soft-page-break/><text:s/></text:p>
      <text:p text:style-name="P3">Sua resposta: Ficar mais tempo no problem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Um homem foi dormir às 10:25 da noite, <text:s/>e acordou às 4:10 da manhã. Quanto tempo ele dormiu?</text:p>
      <text:p text:style-name="Standard"><text:s/></text:p>
      <text:p text:style-name="P1">1 - 5 horas e 35 minutos</text:p>
      <text:p text:style-name="Standard">2 - 5 horas e 45 minutos</text:p>
      <text:p text:style-name="Standard"><text:s/></text:p>
      <text:p text:style-name="P1">Sua resposta: 5 horas e 35 minutos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>Questão6 <text:s/></text:p>
      <text:p text:style-name="Standard"><text:s/></text:p>
      <text:p text:style-name="Standard"><text:s text:c="3"/>Três mulheres - Patrícia, Joana e Maria – têm, entre elas, um total de 30 vestidos, dos quais 15 são de cotton e o resto são, ou de lã, ou de fibra sintética. Patrícia tem 3 vestidos de cotton e 3 de fibra sintética. Maria, que tem um total de 8 vestidos, tem 4 de cotton. Patrícia tem a mesma quantidade que a Maria tem de vestidos de cotton, só que de lã. Joana tem de vestidos de lã tanto quanto a Patrícia tem de cotton. E a Maria também tem de vestidos de lã tanto quanto a Patrícia tem de cotton. Qual o total de vestidos que a Joana tem de cada um? (Utilize a tabela)</text:p>
      <text:p text:style-name="Standard"><text:s/></text:p>
      <text:p text:style-name="Standard">1 - Joana tem 10 vestidos</text:p>
      <text:p text:style-name="Standard">2 - Joana tem 12 vestidos.</text:p>
      <text:p text:style-name="Standard"><text:s/></text:p>
      <text:p text:style-name="Standard">Sua resposta: Joana tem 10 vestidos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3"><text:s/></text:p>
      <text:p text:style-name="P3">Questão4 <text:s/></text:p>
      <text:p text:style-name="Standard"><text:s/></text:p>
      <text:p text:style-name="Standard"><text:s text:c="3"/>Drácula odeia a luz do dia mais do que o Lobisomem a não ser que o Frankenstein odeie a luz do dia mais do que o Drácula. Neste caso, o Lobisomem odeia a luz do dia mais do que o Drácula, porém menos do que a Múmia. A Múmia odeia a luz do dia mais do que o Drácula, porém menos do que o Frankenstein. Mostre os monstros ordenados de acordo com seu ódio pela luz do dia.</text:p>
      <text:p text:style-name="Standard"><text:s/></text:p>
      <text:p text:style-name="Standard">1 - <text:s/>Frankenstein, Lobisomem, Múmia, Drácula</text:p>
      <text:p text:style-name="P3">2 - Frankenstein, Múmia, Lobisomem, Drácula</text:p>
      <text:p text:style-name="Standard"><text:s/></text:p>
      <text:p text:style-name="P3">Sua resposta: Frankenstein, Múmia, Lobisomem, Drácula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Bob, Juanita, Ted, e Aretha, juntos, têm uma renda total de $1,100 por semana, da qual $210 vem do Bob. O Bob e a Juanita, juntos, ganham $500 por semana, enquanto que o Bob e o Ted, juntos, ganham $530. Quanto ganham, juntas a Juanita e a Aretha?</text:p>
      <text:p text:style-name="Standard"><text:s/></text:p>
      <text:p text:style-name="P3">1 - <text:s/>R$ 570,00</text:p>
      <text:p text:style-name="Standard">2 - <text:s/>R$ 470,00</text:p>
      <text:p text:style-name="Standard"><text:s/></text:p>
      <text:p text:style-name="P3">Sua resposta: <text:s/>R$ 570,00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Se o Bob e o Fred são ambos mais altos do que o Tom, e se o Hal é mais alto do que o Bob, porém mais baixo que o Fred, qual dos homens é o mais alto e qual deles é o segundo mais alto?</text:p>
      <text:p text:style-name="Standard"><text:s/></text:p>
      <text:p text:style-name="P1">1 - Bob é o mais alto; Tom é o segundo mais alto</text:p>
      <text:p text:style-name="Standard">2 - Fred é o mais alto; Hal é o segundo mais alto.</text:p>
      <text:p text:style-name="Standard"><text:s/></text:p>
      <text:p text:style-name="P1">Sua resposta: Bob é o mais alto; Tom é o segundo mais alt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 text:c="3"/>Os Grandes Lagos diferem em ambas, área (medidas em quilômetros quadrados) e profundidade. Contanto, essas duas dimensões não diferem perfeitamente ao mesmo tempo. Por exemplo, O lago Michigan só é excedido em profundidade pelo Lago Superior, mas é também excedido em área por ambos, Lago Superior e Huron. O Lago Superior é de longe o mais largo e o mais profundo dos Grandes Lagos, e o Lago Ontário, que é o menor em área, é mais profundo que ambos, Lago Huron e Lago Erie. Lago Erie é mais largo do que o Lago Ontário, porém não só é mais raso do que Huron, também é mais raso do que o Lago Ontário. Mostre a ordem dos Grandes lagos de acordo com sua profundidade.</text:p>
      <text:p text:style-name="Standard"><text:s/></text:p>
      <text:p text:style-name="P3">1 - Superior, Michigan, Ontário, Huron, Erie</text:p>
      <text:p text:style-name="Standard">2 - <text:s/>Superior, Ontário, Michigan, Erie, Huron</text:p>
      <text:p text:style-name="Standard"><text:s/></text:p>
      <text:p text:style-name="P3">Sua resposta: Superior, Michigan, Ontário, Huron, Erie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Quatro fanáticos cortadores de grama, Fred, John, Alice, e Nina têm, entre eles 86 equipamentos de cortar grama, que consistem em tesouras, aparadores manuais, e máquinas de cortar grama. O Fred gosta de estar perto de seu trabalho, então ele é dono de 8 tesouras e 13 aparadores, mas nenhuma máquina de cortar. John é exatamente o oposto. Ele prefere ficar o mais longe do trabalho possível e, portanto tem apenas máquinas de cortar, 33 no total! Alice é uma jardineira que mora em toda parte e é dona de 5 tesouras, 8 máquinas de cortar, e vários aparadores. Nina, uma mulher de muitos talentos, tem um total de 15 equipamentos, entre os quais 3 são tesouras e 5 são aparadores. Curiosamente, os quatros fanáticos são donos de mais de o dobro de máquinas do que de aparadores, 48 máquinas no total. Quantos aparadores a Alice tem?</text:p>
      <text:p text:style-name="Standard"><text:s/></text:p>
      <text:p text:style-name="P3">1 - 4 aparadores</text:p>
      <text:p text:style-name="Standard">2 - <text:s/>6 aparadores</text:p>
      <text:p text:style-name="Standard"><text:s/></text:p>
      <text:p text:style-name="P3">Sua resposta: 4 aparadores</text:p>
      <text:p text:style-name="Standard">Valor: Resposta Correta</text:p>
      <text:p text:style-name="Standard">Valor recebido: 10.00</text:p>
      <text:p text:style-name="Standard"/>
      <text:p text:style-name="Standard"/>
      <text:p text:style-name="P3"/>
      <text:p text:style-name="P3">Questão4 <text:s/></text:p>
      <text:p text:style-name="Standard"><text:s/></text:p>
      <text:p text:style-name="Standard"><text:s text:c="3"/>Betty é menor do que a Sally. Cíntia é maior do que a Sally. Carla é menor do que a Betty. A Sally é maior ou menor do que a Carla?</text:p>
      <text:p text:style-name="Standard"><text:s/></text:p>
      <text:p text:style-name="P3">1 - Sally é maior</text:p>
      <text:p text:style-name="Standard">2 - Sally é menor</text:p>
      <text:p text:style-name="Standard"><text:s/></text:p>
      <text:p text:style-name="P3">Sua resposta: Sally é maior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Standard"><text:s/></text:p>
      <text:p text:style-name="P2">Questão9 <text:s/></text:p>
      <text:p text:style-name="Standard"><text:s/></text:p>
      <text:p text:style-name="Standard"><text:s text:c="3"/>Judy, Célia, e Betty são, não necessariamente nessa ordem, professora de matemática, caminhoneira, e <text:s/>dona de casa. Judy não sabe dirigir e é casada com o irmão da professora de matemática. Célia é a melhor amiga da caminhoneira. Betty <text:s/>teve uma péssima experiência com matemática na escola e tem evitado qualquer contato com matemática desde então. <text:s/>Qual a profissão de cada de cada uma delas?</text:p>
      <text:p text:style-name="Standard"><text:s/></text:p>
      <text:p text:style-name="P3">1 - Judy – dona de casa; Célia – professora de matemática; Betty – caminhoneira.</text:p>
      <text:p text:style-name="Standard">2 - Betty – dona de casa; Célia – professora de matemática; Judy – caminhoneira.</text:p>
      <text:p text:style-name="Standard"><text:s/></text:p>
      <text:p text:style-name="P3">Sua resposta: Judy – dona de casa; Célia – professora de matemática; Betty – caminhoneira.</text:p>
      <text:p text:style-name="Standard">Valor: Resposta Correta</text:p>
      <text:p text:style-name="Standard"><text:soft-page-break/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Quando alguém busca uma conclusão lógica para um problema, deve:</text:p>
      <text:p text:style-name="Standard"/>
      <text:p text:style-name="Standard"><text:s/></text:p>
      <text:p text:style-name="P1">1 - Buscar mais dados em campo para dar apoio às suas ideias.</text:p>
      <text:p text:style-name="Standard">2 - Tratar matematicamente o problema para evitar dúvidas.</text:p>
      <text:p text:style-name="Standard">3 - Encadear as razões que sustentam o seu raciocínio.</text:p>
      <text:p text:style-name="Standard">4 - Discutir com outras pessoas as possíveis soluções.</text:p>
      <text:p text:style-name="Standard"><text:s/></text:p>
      <text:p text:style-name="P1">Sua resposta: Buscar mais dados em campo para dar apoio às suas ideia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6</text:p>
      <text:p text:style-name="Standard">Total de itens errados: 4</text:p>
      <text:p text:style-name="Standard"><text:s/></text:p>
      <text:p text:style-name="Standard">Nota obtida no teste: 60.00 / 100</text:p>
      <text:p text:style-name="Standard"/>
      <text:p text:style-name="P1"/>
      <text:p text:style-name="P1">Questão3 <text:s/></text:p>
      <text:p text:style-name="Standard"><text:s/></text:p>
      <text:p text:style-name="Standard"><text:s text:c="3"/>A dificuldade de se ensinar raciocínio lógico está na:</text:p>
      <text:p text:style-name="Standard"><text:s/></text:p>
      <text:p text:style-name="Standard">1 - Impossibilidade de ensinar.</text:p>
      <text:p text:style-name="Standard">2 - Deficiência em cálculo.</text:p>
      <text:p text:style-name="P1">3 - Dificuldade de observação.</text:p>
      <text:p text:style-name="Standard">4 - Falta de interesse do aluno.</text:p>
      <text:p text:style-name="Standard"><text:s/></text:p>
      <text:p text:style-name="Standard">Sua resposta: Impossibilidade de ensinar.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Neste problema o “primeiro trimestre do ano” significa Janeiro, Fevereiro, e Março. O “segundo trimestre” é Abril, Maio, e Junho, e por aí vai.</text:p>
      <text:p text:style-name="Standard"/>
      <text:p text:style-name="Standard"><text:soft-page-break/>A Companhia Imobiliária XYZ vendeu 23 casas durante o primeiro trimestre do ano, e de novo, no último trimestre. As vendas durante os dois outros trimestres não foram tão boas, de forma que as vendas anuais totalizaram 57 casas. A Companhia B &amp; B Imobiliária vendeu 50 casas durante o segundo trimestre do ano, e metade disto durante o quarto trimestre, totalizando as vendas anuais em 75 casas. A Companhia Arco vendeu a mesma quantidade de casas durante o terceiro trimestre que a Companhia B &amp; B Imobiliária vendeu durante o ano inteiro, mas nos outros trimestres eles não venderam mais do que a Companhia B &amp; B vendeu durante o primeiro trimestre. Juntas, as três Companhias venderam um total de 79 casas durante o terceiro trimestre. Quantas casas foram vendidas no segundo trimestre pelas três companhias imobiliárias? (Use a tabela)</text:p>
      <text:p text:style-name="Standard"/>
      <text:p text:style-name="Standard"><text:s/></text:p>
      <text:p text:style-name="P1">1 - Foram vendidas 37 casas no segundo trimestre</text:p>
      <text:p text:style-name="Standard">2 - <text:s/>Foram vendidas 57 casas no segundo trimestre</text:p>
      <text:p text:style-name="Standard"><text:s/></text:p>
      <text:p text:style-name="P1">Sua resposta: Foram vendidas 37 casas no segundo trimestre</text:p>
      <text:p text:style-name="Standard">Valor: Resposta Errada</text:p>
      <text:p text:style-name="Standard">Valor recebido: 0.00</text:p>
      <text:p text:style-name="Standard"/>
      <text:p text:style-name="P1"/>
      <text:p text:style-name="P1">Questão2 <text:s/></text:p>
      <text:p text:style-name="Standard"><text:s/></text:p>
      <text:p text:style-name="Standard"><text:s text:c="3"/></text:p>
      <text:p text:style-name="Standard">Indique a afirmativa INCORRETA, de acordo com o texto.</text:p>
      <text:p text:style-name="Standard"/>
      <text:p text:style-name="Standard">O estudo da lógica ajuda a desenvolver muitas habilidades, entre elas:</text:p>
      <text:p text:style-name="Standard"/>
      <text:p text:style-name="Standard"><text:s/></text:p>
      <text:p text:style-name="P1">1 - Solucionar problemas com rapidez.</text:p>
      <text:p text:style-name="Standard">2 - Argumentar com mais segurança.</text:p>
      <text:p text:style-name="Standard">3 - Raciocinar sobre as questões diárias.</text:p>
      <text:p text:style-name="Standard">4 - Resolver questões emocionais.</text:p>
      <text:p text:style-name="Standard"><text:s/></text:p>
      <text:p text:style-name="P1">Sua resposta: Solucionar problemas com rapidez.</text:p>
      <text:p text:style-name="Standard">Valor: Resposta Errada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6:54:10.058064277</meta:creation-date>
    <dc:date>2023-05-23T17:29:11.601756006</dc:date>
    <meta:editing-duration>PT29M1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8" meta:paragraph-count="283" meta:word-count="1876" meta:character-count="10696" meta:non-whitespace-character-count="8776"/>
  </office:meta>
</office:document-meta>
</file>